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0694in" table:align="margins"/>
    </style:style>
    <style:style style:name="TABLA_5f_CONSUMO_5f_DIRECTO.A" style:display-name="TABLA_CONSUMO_DIRECTO.A" style:family="table-column">
      <style:table-column-properties style:column-width="1.5208in" style:rel-column-width="9897*"/>
    </style:style>
    <style:style style:name="TABLA_5f_CONSUMO_5f_DIRECTO.B" style:display-name="TABLA_CONSUMO_DIRECTO.B" style:family="table-column">
      <style:table-column-properties style:column-width="1.1403in" style:rel-column-width="7422*"/>
    </style:style>
    <style:style style:name="TABLA_5f_CONSUMO_5f_DIRECTO.C" style:display-name="TABLA_CONSUMO_DIRECTO.C" style:family="table-column">
      <style:table-column-properties style:column-width="1.1403in" style:rel-column-width="7423*"/>
    </style:style>
    <style:style style:name="TABLA_5f_CONSUMO_5f_DIRECTO.D" style:display-name="TABLA_CONSUMO_DIRECTO.D" style:family="table-column">
      <style:table-column-properties style:column-width="1.4729in" style:rel-column-width="9588*"/>
    </style:style>
    <style:style style:name="TABLA_5f_CONSUMO_5f_DIRECTO.E" style:display-name="TABLA_CONSUMO_DIRECTO.E" style:family="table-column">
      <style:table-column-properties style:column-width="1.1882in" style:rel-column-width="7732*"/>
    </style:style>
    <style:style style:name="TABLA_5f_CONSUMO_5f_DIRECTO.H" style:display-name="TABLA_CONSUMO_DIRECTO.H" style:family="table-column">
      <style:table-column-properties style:column-width="1.2306in" style:rel-column-width="8009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H1" style:display-name="TABLA_CONSUMO_DIRECTO.H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H2" style:display-name="TABLA_CONSUMO_DIRECTO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size-asian="8pt" style:font-size-complex="8pt"/>
    </style:style>
    <style:style style:name="P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paragraph-rsid="0043bc2d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name-asian="Arial1" style:font-size-asian="8pt" style:font-name-complex="Arial1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1" style:font-size-asian="8pt" style:font-name-complex="Arial1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26a290" officeooo:paragraph-rsid="0026a290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bfb8d" officeooo:paragraph-rsid="001eb3f2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end" style:justify-single-word="false"/>
      <style:text-properties style:font-name="Arial" fo:font-size="8pt" officeooo:rsid="004dc740" officeooo:paragraph-rsid="004dc740" style:font-name-asian="Arial1" style:font-size-asian="8pt" style:font-name-complex="Arial1" style:font-size-complex="8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1" style:font-size-asian="9pt" style:font-name-complex="Arial1" style:font-size-complex="9pt"/>
    </style:style>
    <style:style style:name="P10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ef6af" officeooo:paragraph-rsid="003ef6af" style:font-name-asian="Arial1" style:font-size-asian="8pt" style:font-weight-asian="bold" style:font-name-complex="Arial1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4d0d4" officeooo:paragraph-rsid="0024d0d4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0b2b2" officeooo:paragraph-rsid="0030b2b2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cabf8" officeooo:paragraph-rsid="003cabf8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dc740" officeooo:paragraph-rsid="004dc740" style:font-name-asian="Arial1" style:font-size-asian="8pt" style:font-weight-asian="bold" style:font-name-complex="Arial1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ef6af" officeooo:paragraph-rsid="003ef6af" style:font-name-asian="Arial1" style:font-size-asian="8pt" style:font-name-complex="Arial1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0b2b2" officeooo:paragraph-rsid="0030b2b2" style:font-name-asian="Arial1" style:font-size-asian="8pt" style:font-name-complex="Arial1" style:font-size-complex="8pt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cabf8" officeooo:paragraph-rsid="003cabf8" style:font-name-asian="Arial1" style:font-size-asian="8pt" style:font-name-complex="Arial1" style:font-size-complex="8pt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dc740" officeooo:paragraph-rsid="004dc740" style:font-name-asian="Arial1" style:font-size-asian="8pt" style:font-name-complex="Arial1" style:font-size-complex="8pt"/>
    </style:style>
    <style:style style:name="P22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1" fo:font-size="15pt" fo:font-weight="bold" officeooo:rsid="00278d65" officeooo:paragraph-rsid="003dd652" style:font-name-asian="Arial1" style:font-size-asian="15pt" style:font-weight-asian="bold" style:font-name-complex="Arial1" style:font-size-complex="15pt" style:font-weight-complex="bold"/>
    </style:style>
    <style:style style:name="T1" style:family="text">
      <style:text-properties fo:font-weight="bold" style:font-name-asian="Arial1" style:font-weight-asian="bold" style:font-name-complex="Arial1" style:font-weight-complex="bold"/>
    </style:style>
    <style:style style:name="T2" style:family="text">
      <style:text-properties fo:font-weight="bold" officeooo:rsid="00413caa" style:font-name-asian="Arial1" style:font-weight-asian="bold" style:font-name-complex="Arial1" style:font-weight-complex="bold"/>
    </style:style>
    <style:style style:name="T3" style:family="text">
      <style:text-properties fo:font-weight="bold" officeooo:rsid="003a1983" style:font-name-asian="Arial1" style:font-weight-asian="bold" style:font-name-complex="Arial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331a7" style:font-weight-asian="bold" style:font-weight-complex="bold"/>
    </style:style>
    <style:style style:name="T6" style:family="text">
      <style:text-properties style:font-name-asian="Arial1" style:font-name-complex="Arial1"/>
    </style:style>
    <style:style style:name="T7" style:family="text">
      <style:text-properties officeooo:rsid="001eb3f2" style:font-name-asian="Arial1" style:font-name-complex="Arial1"/>
    </style:style>
    <style:style style:name="T8" style:family="text">
      <style:text-properties officeooo:rsid="003bfb8d" style:font-name-asian="Arial1" style:font-name-complex="Arial1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omprobante de consumo nro: [NUMERO]</text:p>
      <text:p text:style-name="P9"/>
      <text:p text:style-name="P7"/>
      <text:p text:style-name="P4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 table:number-columns-repeated="3"/>
        <table:table-column table:style-name="TABLA_5f_CONSUMO_5f_DIRECTO.H"/>
        <table:table-header-rows>
          <table:table-row table:style-name="TABLA_5f_CONSUMO_5f_DIRECTO.1">
            <table:table-cell table:style-name="TABLA_5f_CONSUMO_5f_DIRECTO.A1" office:value-type="string">
              <text:p text:style-name="P11">Clase</text:p>
            </table:table-cell>
            <table:table-cell table:style-name="TABLA_5f_CONSUMO_5f_DIRECTO.A1" office:value-type="string">
              <text:p text:style-name="P12">Tipo de Bien</text:p>
            </table:table-cell>
            <table:table-cell table:style-name="TABLA_5f_CONSUMO_5f_DIRECTO.A1" office:value-type="string">
              <text:p text:style-name="P12">Detalle</text:p>
            </table:table-cell>
            <table:table-cell table:style-name="TABLA_5f_CONSUMO_5f_DIRECTO.A1" office:value-type="string">
              <text:p text:style-name="P13">Descripción adicional</text:p>
            </table:table-cell>
            <table:table-cell table:style-name="TABLA_5f_CONSUMO_5f_DIRECTO.A1" office:value-type="string">
              <text:p text:style-name="P14">Cantidad</text:p>
            </table:table-cell>
            <table:table-cell table:style-name="TABLA_5f_CONSUMO_5f_DIRECTO.A1" office:value-type="string">
              <text:p text:style-name="P16">Costo</text:p>
            </table:table-cell>
            <table:table-cell table:style-name="TABLA_5f_CONSUMO_5f_DIRECTO.A1" office:value-type="string">
              <text:p text:style-name="P16">Costo total</text:p>
            </table:table-cell>
            <table:table-cell table:style-name="TABLA_5f_CONSUMO_5f_DIRECTO.H1" office:value-type="string">
              <text:p text:style-name="P15">Costo unitario</text:p>
            </table:table-cell>
          </table:table-row>
        </table:table-header-rows>
        <table:table-row table:style-name="TABLA_5f_CONSUMO_5f_DIRECTO.2">
          <table:table-cell table:style-name="TABLA_5f_CONSUMO_5f_DIRECTO.A2" office:value-type="string">
            <text:p text:style-name="P17">[CLASE]</text:p>
          </table:table-cell>
          <table:table-cell table:style-name="TABLA_5f_CONSUMO_5f_DIRECTO.B2" office:value-type="string">
            <text:p text:style-name="P18">[CODIGO]</text:p>
          </table:table-cell>
          <table:table-cell table:style-name="TABLA_5f_CONSUMO_5f_DIRECTO.C2" office:value-type="string">
            <text:p text:style-name="P18">[NOMBRE]</text:p>
          </table:table-cell>
          <table:table-cell table:style-name="TABLA_5f_CONSUMO_5f_DIRECTO.D2" office:value-type="string">
            <text:p text:style-name="P19">[DESCRIPCION_ADICIONAL]</text:p>
          </table:table-cell>
          <table:table-cell table:style-name="TABLA_5f_CONSUMO_5f_DIRECTO.E2" office:value-type="string">
            <text:p text:style-name="P18">[CANTIDAD]</text:p>
          </table:table-cell>
          <table:table-cell table:style-name="TABLA_5f_CONSUMO_5f_DIRECTO.F2" office:value-type="string">
            <text:p text:style-name="P21">[COSTO]</text:p>
          </table:table-cell>
          <table:table-cell table:style-name="TABLA_5f_CONSUMO_5f_DIRECTO.G2" office:value-type="string">
            <text:p text:style-name="P21">[COSTO_TOTAL]</text:p>
          </table:table-cell>
          <table:table-cell table:style-name="TABLA_5f_CONSUMO_5f_DIRECTO.H2" office:value-type="string">
            <text:p text:style-name="P20">[COSTO]</text:p>
          </table:table-cell>
        </table:table-row>
      </table:table>
      <text:p text:style-name="P8"/>
      <text:p text:style-name="P8"><text:span text:style-name="T4">Costo total general:</text:span> [COSTO_TOTAL_GENERAL]</text:p>
      <text:p text:style-name="P5"/>
      <text:p text:style-name="P5"/>
      <text:p text:style-name="P6"><text:span text:style-name="T4">Obra / Proyecto al que se imputa:</text:span> [OBRAPROYECTO]<text:tab/><text:tab/><text:tab/> <text:s text:c="105"/><text:span text:style-name="T5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size-asian="8pt" style:font-size-complex="8pt"/>
    </style:style>
    <style:style style:name="MP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name-asian="Arial1" style:font-size-asian="8pt" style:font-name-complex="Arial1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paragraph-rsid="0043bc2d" style:font-size-asian="8pt" style:font-size-complex="8pt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bold" style:font-name-asian="Arial1" style:font-weight-asian="bold" style:font-name-complex="Arial1" style:font-weight-complex="bold"/>
    </style:style>
    <style:style style:name="MT2" style:family="text">
      <style:text-properties fo:font-weight="bold" officeooo:rsid="00413caa" style:font-name-asian="Arial1" style:font-weight-asian="bold" style:font-name-complex="Arial1" style:font-weight-complex="bold"/>
    </style:style>
    <style:style style:name="MT3" style:family="text">
      <style:text-properties style:font-name-asian="Arial1" style:font-name-complex="Arial1"/>
    </style:style>
    <style:style style:name="MT4" style:family="text">
      <style:text-properties fo:font-weight="bold" officeooo:rsid="003a1983" style:font-name-asian="Arial1" style:font-weight-asian="bold" style:font-name-complex="Arial1" style:font-weight-complex="bold"/>
    </style:style>
    <style:style style:name="MT5" style:family="text">
      <style:text-properties officeooo:rsid="001eb3f2" style:font-name-asian="Arial1" style:font-name-complex="Arial1"/>
    </style:style>
    <style:style style:name="MT6" style:family="text">
      <style:text-properties officeooo:rsid="003bfb8d" style:font-name-asian="Arial1" style:font-name-complex="Arial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8335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665in" fo:margin-left="0in" fo:margin-right="0in" fo:margin-bottom="0.4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445in" svg:y="-0.3409in" svg:width="1.4272in" svg:height="0.9181in" draw:z-index="0"><draw:image xlink:href="Pictures/1000000000000119000000B3A9F37FC0.png" xlink:type="simple" xlink:show="embed" xlink:actuate="onLoad"/></draw:frame><text:span text:style-name="MT1">Fecha </text:span><text:span text:style-name="MT2">emisión reporte</text:span><text:span text:style-name="MT3">: [FECHA]</text:span></text:p>
        <text:p text:style-name="MP2"/>
        <text:p text:style-name="MP3"><text:span text:style-name="MT4">Area</text:span><text:span text:style-name="MT5">: </text:span><text:span text:style-name="MT6">[AREA]</text:span></text:p>
      </style:header>
      <style:footer>
        <text:p text:style-name="MP4"><text:s text:c="2"/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5T18:27:47.589138187</dc:date>
    <meta:generator>LibreOffice/4.4.6.3$Linux_X86_64 LibreOffice_project/40m0$Build-3</meta:generator>
    <meta:editing-duration>PT20H56M49S</meta:editing-duration>
    <meta:editing-cycles>45</meta:editing-cycles>
    <dc:creator>gsantacruz </dc:creator>
    <meta:document-statistic meta:table-count="1" meta:image-count="1" meta:object-count="0" meta:page-count="1" meta:paragraph-count="22" meta:word-count="47" meta:character-count="494" meta:non-whitespace-character-count="356"/>
  </office:meta>
</office:document-meta>
</file>